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Arial" fo:language="en" fo:country="US"/>
    </style:style>
    <style:style style:name="T3" style:parent-style-name="DefaultParagraphFont" style:family="text">
      <style:text-properties style:font-name="Calibri" style:font-name-complex="Arial" fo:font-style="italic" style:font-style-asian="italic" style:font-style-complex="italic" fo:language="en" fo:country="US"/>
    </style:style>
    <style:style style:name="T4" style:parent-style-name="Hyperlink" style:family="text">
      <style:text-properties fo:font-size="12pt" style:font-size-asian="12pt" style:font-size-complex="12pt" fo:language="en" fo:country="US"/>
    </style:style>
    <style:style style:name="P5" style:parent-style-name="Normal" style:family="paragraph">
      <style:text-properties fo:font-size="12pt" style:font-size-asian="12pt" style:font-size-complex="12pt" fo:language="en" fo:country="US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Hyperlink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font-weight-complex="bold" style:letter-kerning="true" fo:font-size="12pt" style:font-size-asian="12pt" style:font-size-complex="12pt" fo:language="en" fo:country="US" style:language-asian="de" style:country-asian="CH"/>
    </style:style>
    <style:style style:name="T10" style:parent-style-name="Hyperlink" style:family="text">
      <style:text-properties fo:font-size="12pt" style:font-size-asian="12pt" style:font-size-complex="12pt" fo:language="en" fo:country="US"/>
    </style:style>
    <style:style style:name="P11" style:parent-style-name="Normal" style:family="paragraph">
      <style:text-properties fo:font-size="12pt" style:font-size-asian="12pt" style:font-size-complex="12pt" fo:language="en" fo:country="US"/>
    </style:style>
    <style:style style:name="P12" style:parent-style-name="Normal" style:family="paragraph">
      <style:text-properties fo:font-size="12pt" style:font-size-asian="12pt" style:font-size-complex="12pt" fo:language="en" fo:country="US"/>
    </style:style>
    <style:style style:name="T13" style:parent-style-name="Hyperlink" style:family="text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Neural Networks - A Systematic Introduction -<text:s/></text:span><text:span text:style-name="T3">a book by Raul Rojas</text:span></text:p>
      <text:p text:style-name="Normal"><text:a xlink:href="http://page.mi.fu-berlin.de/rojas/neural/" office:target-frame-name="_top" xlink:show="replace"><text:span text:style-name="T4">http://page.mi.fu-berlin.de/rojas/neural/</text:span></text:a></text:p>
      <text:p text:style-name="P5"/>
      <text:p text:style-name="P6">Neuronale Netze – Eine Einführung</text:p>
      <text:p text:style-name="Normal"><text:a xlink:href="http://www.neuronalesnetz.de/" office:target-frame-name="_top" xlink:show="replace"><text:span text:style-name="T7">http://www.neuronalesnetz.de/</text:span></text:a></text:p>
      <text:p text:style-name="P8"/>
      <text:p text:style-name="P9">Neural Network Programming with Java</text:p>
      <text:p text:style-name="Normal"><text:a xlink:href="http://www.amazon.de/Neural-Network-Programming-Java-Souza-ebook/dp/B0166Y6YJO/ref=sr_1_2?ie=UTF8&amp;qid=1454855786&amp;sr=8-2&amp;keywords=neural+networks" office:target-frame-name="_top" xlink:show="replace"><text:span text:style-name="T10">http://www.amazon.de/Neural-Network-Programming-Java-Souza-ebook/dp/B0166Y6YJO/ref=sr_1_2?ie=UTF8&amp;qid=1454855786&amp;sr=8-2&amp;keywords=neural+networks</text:span></text:a></text:p>
      <text:p text:style-name="P11"/>
      <text:p text:style-name="P12">neuroph (probably the library I’m going to use)</text:p>
      <text:p text:style-name="Normal"><text:a xlink:href="http://neuroph.sourceforge.net/" office:target-frame-name="_top" xlink:show="replace"><text:span text:style-name="T13">http://neuroph.sourceforge.net/</text:span></text:a>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CH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CH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CH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CH"/>
    </style:style>
    <style:style style:name="a-size-extra-large" style:display-name="a-size-extra-larg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 Hartmann</meta:initial-creator>
    <dc:creator>Carlo Hartmann</dc:creator>
    <meta:creation-date>2016-02-07T14:30:00Z</meta:creation-date>
    <dc:date>2016-02-07T14:47:00Z</dc:date>
    <meta:template xlink:href="Normal" xlink:type="simple"/>
    <meta:editing-cycles>2</meta:editing-cycles>
    <meta:editing-duration>PT0S</meta:editing-duration>
    <meta:document-statistic meta:page-count="1" meta:paragraph-count="1" meta:word-count="103" meta:character-count="751" meta:row-count="5" meta:non-whitespace-character-count="649"/>
  </office:meta>
</office:document-meta>
</file>